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11.93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3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2.572cm"/>
    </style:style>
    <style:style style:name="pr6" style:family="presentation" style:parent-style-name="Impress-outline1">
      <style:graphic-properties fo:min-height="5.559cm"/>
    </style:style>
    <style:style style:name="pr7" style:family="presentation" style:parent-style-name="Impress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="none" draw:fill-color="#ffffff"/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Fugitive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2" draw:text-style-name="P2" draw:layer="layout" svg:width="23.8cm" svg:height="12.18cm" svg:x="2.2cm" svg:y="16.4cm">
          <draw:text-box>
            <text:p/>
          </draw:text-box>
        </draw:frame>
        <draw:frame presentation:style-name="pr3" draw:layer="layout" svg:width="23.8cm" svg:height="4cm" svg:x="2.2cm" svg:y="11.4cm" presentation:class="title" presentation:user-transformed="true">
          <draw:text-box>
            <text:p>Fugitive.vim</text:p>
          </draw:text-box>
        </draw:frame>
        <draw:frame presentation:style-name="pr4" draw:layer="layout" svg:width="23.8cm" svg:height="12.18cm" svg:x="2.2cm" svg:y="16.4cm" presentation:class="outline" presentation:user-transformed="true">
          <draw:text-box>
            <text:p>A git wrapper so awesome, it should be illegal</text:p>
            <text:p text:style-name="P3"><text:span text:style-name="T1">Tim Pop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3T33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it</text:p>
          </draw:text-box>
        </draw:frame>
        <draw:frame presentation:style-name="pr4" draw:layer="layout" svg:width="7.663cm" svg:height="5.809cm" svg:x="2.2cm" svg:y="16.4cm" presentation:class="outline">
          <draw:text-box>
            <text:list text:style-name="L2">
              <text:list-item>
                <text:p>!git</text:p>
              </text:list-item>
            </text:list>
          </draw:text-box>
        </draw:frame>
        <draw:frame presentation:style-name="pr4" draw:layer="layout" svg:width="7.663cm" svg:height="5.809cm" svg:x="10.247cm" svg:y="16.4cm" presentation:class="outline">
          <draw:text-box>
            <text:list text:style-name="L2">
              <text:list-item>
                <text:p>checkout</text:p>
              </text:list-item>
              <text:list-item>
                <text:p>push</text:p>
              </text:list-item>
              <text:list-item>
                <text:p>pull</text:p>
              </text:list-item>
            </text:list>
          </draw:text-box>
        </draw:frame>
        <draw:frame presentation:style-name="pr6" draw:layer="layout" svg:width="7.663cm" svg:height="5.809cm" svg:x="18.294cm" svg:y="16.4cm" presentation:class="outline">
          <draw:text-box>
            <text:list text:style-name="L2">
              <text:list-item>
                <text:p>diff</text:p>
              </text:list-item>
              <text:list-item>
                <text:p>merge</text:p>
              </text:list-item>
              <text:list-item>
                <text:p>etc</text:p>
              </text:list-item>
            </text:list>
          </draw:text-box>
        </draw:frame>
        <draw:frame presentation:style-name="pr6" draw:layer="layout" svg:width="7.663cm" svg:height="5.809cm" svg:x="18.294cm" svg:y="22.762cm" presentation:class="outline" presentation:placeholder="true">
          <draw:text-box/>
        </draw:frame>
        <draw:frame presentation:style-name="pr6" draw:layer="layout" svg:width="7.663cm" svg:height="5.809cm" svg:x="10.247cm" svg:y="22.762cm" presentation:class="outline" presentation:placeholder="true">
          <draw:text-box/>
        </draw:frame>
        <draw:frame presentation:style-name="pr6" draw:layer="layout" svg:width="7.663cm" svg:height="5.809cm" svg:x="2.2cm" svg:y="22.762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3T33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it</text:p>
          </draw:text-box>
        </draw:frame>
        <draw:frame presentation:style-name="pr4" draw:layer="layout" svg:width="7.663cm" svg:height="5.809cm" svg:x="2.2cm" svg:y="16.4cm" presentation:class="outline">
          <draw:text-box>
            <text:list text:style-name="L2">
              <text:list-item>
                <text:p>Git</text:p>
              </text:list-item>
            </text:list>
          </draw:text-box>
        </draw:frame>
        <draw:frame presentation:style-name="pr4" draw:layer="layout" svg:width="7.663cm" svg:height="5.809cm" svg:x="10.247cm" svg:y="16.4cm" presentation:class="outline">
          <draw:text-box>
            <text:list text:style-name="L2">
              <text:list-item>
                <text:p>checkout</text:p>
              </text:list-item>
              <text:list-item>
                <text:p>push</text:p>
              </text:list-item>
              <text:list-item>
                <text:p>pull</text:p>
              </text:list-item>
            </text:list>
          </draw:text-box>
        </draw:frame>
        <draw:frame presentation:style-name="pr6" draw:layer="layout" svg:width="7.663cm" svg:height="5.809cm" svg:x="18.294cm" svg:y="16.4cm" presentation:class="outline">
          <draw:text-box>
            <text:list text:style-name="L2">
              <text:list-item>
                <text:p>diff</text:p>
              </text:list-item>
              <text:list-item>
                <text:p>merge</text:p>
              </text:list-item>
              <text:list-item>
                <text:p>etc</text:p>
              </text:list-item>
            </text:list>
          </draw:text-box>
        </draw:frame>
        <draw:frame presentation:style-name="pr6" draw:layer="layout" svg:width="7.663cm" svg:height="5.809cm" svg:x="18.294cm" svg:y="22.762cm" presentation:class="outline" presentation:placeholder="true">
          <draw:text-box/>
        </draw:frame>
        <draw:frame presentation:style-name="pr6" draw:layer="layout" svg:width="7.663cm" svg:height="5.809cm" svg:x="10.247cm" svg:y="22.762cm" presentation:class="outline" presentation:placeholder="true">
          <draw:text-box/>
        </draw:frame>
        <draw:frame presentation:style-name="pr6" draw:layer="layout" svg:width="7.663cm" svg:height="5.809cm" svg:x="2.2cm" svg:y="22.762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pull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pul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push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push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heckout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it checkou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4T3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iff</text:p>
          </draw:text-box>
        </draw:frame>
        <draw:frame presentation:style-name="pr7" draw:layer="layout" svg:width="11.614cm" svg:height="12.18cm" svg:x="2.2cm" svg:y="16.4cm" presentation:class="outline">
          <draw:text-box>
            <text:list text:style-name="L2">
              <text:list-item>
                <text:p>Git <text:span text:style-name="T2">diff</text:span></text:p>
              </text:list-item>
            </text:list>
          </draw:text-box>
        </draw:frame>
        <draw:frame presentation:style-name="pr4" draw:layer="layout" svg:width="11.614cm" svg:height="12.18cm" svg:x="14.396cm" svg:y="16.4cm" presentation:class="outline">
          <draw:text-box>
            <text:list text:style-name="L2">
              <text:list-item>
                <text:p>Gdiff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ommit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comm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status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statu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3T33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status</text:p>
          </draw:text-box>
        </draw:frame>
        <draw:frame presentation:style-name="pr4" draw:layer="layout" svg:width="7.663cm" svg:height="5.809cm" svg:x="2.2cm" svg:y="16.4cm" presentation:class="outline">
          <draw:text-box>
            <text:list text:style-name="L2">
              <text:list-item>
                <text:p><text:s/>- / visual / n-</text:p>
              </text:list-item>
              <text:list-item>
                <text:p><text:s/>C-n C-p</text:p>
              </text:list-item>
              <text:list-item>
                <text:p><text:s/>cc/C </text:p>
              </text:list-item>
            </text:list>
          </draw:text-box>
        </draw:frame>
        <draw:frame draw:style-name="gr3" draw:text-style-name="P5" draw:layer="layout" svg:width="23.8cm" svg:height="12.18cm" svg:x="2.2cm" svg:y="16.4cm">
          <draw:text-box>
            <text:p/>
          </draw:text-box>
        </draw:frame>
        <draw:frame presentation:style-name="pr4" draw:layer="layout" svg:width="7.663cm" svg:height="5.809cm" svg:x="10.247cm" svg:y="16.4cm" presentation:class="outline" presentation:user-transformed="true">
          <draw:text-box>
            <text:list text:style-name="L2">
              <text:list-item>
                <text:p>ca</text:p>
              </text:list-item>
              <text:list-item>
                <text:p><text:s/>cA</text:p>
              </text:list-item>
              <text:list-item>
                <text:p><text:s/>D</text:p>
              </text:list-item>
              <text:list-item>
                <text:p/>
              </text:list-item>
            </text:list>
          </draw:text-box>
        </draw:frame>
        <draw:frame presentation:style-name="pr6" draw:layer="layout" svg:width="7.663cm" svg:height="5.809cm" svg:x="18.294cm" svg:y="16.4cm" presentation:class="outline">
          <draw:text-box>
            <text:list text:style-name="L2">
              <text:list-item>
                <text:p><text:s/>git add .</text:p>
              </text:list-item>
              <text:list-item>
                <text:p>C-p (writing)</text:p>
              </text:list-item>
            </text:list>
          </draw:text-box>
        </draw:frame>
        <draw:frame presentation:style-name="pr6" draw:layer="layout" svg:width="7.663cm" svg:height="5.809cm" svg:x="18.294cm" svg:y="22.762cm" presentation:class="outline" presentation:placeholder="true">
          <draw:text-box/>
        </draw:frame>
        <draw:frame presentation:style-name="pr6" draw:layer="layout" svg:width="7.663cm" svg:height="5.809cm" svg:x="10.247cm" svg:y="22.762cm" presentation:class="outline" presentation:placeholder="true">
          <draw:text-box/>
        </draw:frame>
        <draw:frame presentation:style-name="pr6" draw:layer="layout" svg:width="7.663cm" svg:height="5.809cm" svg:x="2.2cm" svg:y="22.762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mv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mov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rm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remov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heckout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rea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add</text:p>
          </draw:text-box>
        </draw:frame>
        <draw:frame presentation:style-name="pr7" draw:layer="layout" svg:width="23.8cm" svg:height="12.18cm" svg:x="2.2cm" svg:y="16.4cm" presentation:class="outline">
          <draw:text-box>
            <text:list text:style-name="L2">
              <text:list-item>
                <text:p>Gwri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4T3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index</text:p>
          </draw:text-box>
        </draw:frame>
        <draw:frame presentation:style-name="pr7" draw:layer="layout" svg:width="11.614cm" svg:height="12.18cm" svg:x="2.2cm" svg:y="16.4cm" presentation:class="outline">
          <draw:text-box>
            <text:list text:style-name="L2">
              <text:list-item>
                <text:p>diffget</text:p>
              </text:list-item>
              <text:list-item>
                <text:p>diffput</text:p>
              </text:list-item>
              <text:list-item>
                <text:p>diffupdate</text:p>
              </text:list-item>
            </text:list>
          </draw:text-box>
        </draw:frame>
        <draw:frame presentation:style-name="pr4" draw:layer="layout" svg:width="11.614cm" svg:height="12.18cm" svg:x="14.396cm" svg:y="16.4cm" presentation:class="outline">
          <draw:text-box>
            <text:list text:style-name="L2">
              <text:list-item>
                <text:p>do</text:p>
              </text:list-item>
              <text:list-item>
                <text:p>dp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1.4cm" presentation:class="title" presentation:user-transformed="true">
          <draw:text-box>
            <text:p>merge</text:p>
          </draw:text-box>
        </draw:frame>
        <draw:frame presentation:style-name="pr4" draw:layer="layout" svg:width="23.8cm" svg:height="12.18cm" svg:x="2.2cm" svg:y="16.4cm" presentation:class="outline">
          <draw:text-box>
            <text:list text:style-name="L2">
              <text:list-item>
                <text:p>Gmerg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4T3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show</text:p>
          </draw:text-box>
        </draw:frame>
        <draw:frame presentation:style-name="pr4" draw:layer="layout" svg:width="11.614cm" svg:height="12.18cm" svg:x="2.2cm" svg:y="16.4cm" presentation:class="outline">
          <draw:text-box>
            <text:list text:style-name="L2">
              <text:list-item>
                <text:p>Gedit</text:p>
              </text:list-item>
            </text:list>
          </draw:text-box>
        </draw:frame>
        <draw:frame presentation:style-name="pr4" draw:layer="layout" svg:width="11.614cm" svg:height="12.18cm" svg:x="14.396cm" svg:y="16.4cm" presentation:class="outline">
          <draw:text-box>
            <text:list text:style-name="L2">
              <text:list-item>
                <text:p>Gsplit</text:p>
              </text:list-item>
              <text:list-item>
                <text:p>Gvspl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4T3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log</text:p>
          </draw:text-box>
        </draw:frame>
        <draw:frame presentation:style-name="pr4" draw:layer="layout" svg:width="11.614cm" svg:height="12.18cm" svg:x="2.2cm" svg:y="16.4cm" presentation:class="outline">
          <draw:text-box>
            <text:list text:style-name="L2">
              <text:list-item>
                <text:p>Glog</text:p>
              </text:list-item>
            </text:list>
          </draw:text-box>
        </draw:frame>
        <draw:frame presentation:style-name="pr4" draw:layer="layout" svg:width="11.614cm" svg:height="12.18cm" svg:x="14.396cm" svg:y="16.4cm" presentation:class="outline">
          <draw:text-box>
            <text:list text:style-name="L2">
              <text:list-item>
                <text:p>:cnext</text:p>
              </text:list-item>
              <text:list-item>
                <text:p>:cpreviou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1.4cm" presentation:class="title" presentation:user-transformed="true">
          <draw:text-box>
            <text:p>buffers</text:p>
          </draw:text-box>
        </draw:frame>
        <draw:frame presentation:style-name="pr4" draw:layer="layout" svg:width="23.8cm" svg:height="12.18cm" svg:x="2.2cm" svg:y="16.4cm" presentation:class="outline">
          <draw:text-box>
            <text:list text:style-name="L2">
              <text:list-item>
                <text:p>l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1.4cm" presentation:class="title" presentation:user-transformed="true">
          <draw:text-box>
            <text:p>links</text:p>
          </draw:text-box>
        </draw:frame>
        <draw:frame presentation:style-name="pr4" draw:text-style-name="P6" draw:layer="layout" svg:width="23.8cm" svg:height="12.18cm" svg:x="2.2cm" svg:y="16.4cm" presentation:class="outline" presentation:user-transformed="true">
          <draw:text-box>
            <text:list text:style-name="L2">
              <text:list-item>
                <text:p text:style-name="P6"><text:a xlink:href="http://vimcasts.org/episodes/fugitive-vim---a-complement-to-command-line-git/" xlink:type="simple">http://vimcasts.org/episodes/fugitive-vim---a-complement-to-command-line-git/</text:a></text:p>
              </text:list-item>
              <text:list-item>
                <text:p text:style-name="P6"><text:a xlink:href="http://vimcasts.org/episodes/fugitive-vim-working-with-the-git-index/" xlink:type="simple">http://vimcasts.org/episodes/fugitive-vim-working-with-the-git-index/</text:a></text:p>
              </text:list-item>
              <text:list-item>
                <text:p text:style-name="P6"><text:a xlink:href="http://vimcasts.org/episodes/fugitive-vim-resolving-merge-conflicts-with-vimdiff/" xlink:type="simple">http://vimcasts.org/episodes/fugitive-vim-resolving-merge-conflicts-with-vimdiff/</text:a>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1.4cm" presentation:class="title" presentation:user-transformed="true">
          <draw:text-box>
            <text:p>links</text:p>
          </draw:text-box>
        </draw:frame>
        <draw:frame presentation:style-name="pr4" draw:text-style-name="P6" draw:layer="layout" svg:width="23.8cm" svg:height="12.18cm" svg:x="2.2cm" svg:y="16.4cm" presentation:class="outline" presentation:user-transformed="true">
          <draw:text-box>
            <text:list text:style-name="L2">
              <text:list-item>
                <text:p text:style-name="P6"><text:a xlink:href="http://vimcasts.org/episodes/fugitive-vim-browsing-the-git-object-database/" xlink:type="simple">http://vimcasts.org/episodes/fugitive-vim-browsing-the-git-object-database/</text:a></text:p>
              </text:list-item>
              <text:list-item>
                <text:p text:style-name="P6"><text:a xlink:href="http://vimcasts.org/episodes/fugitive-vim-exploring-the-history-of-a-git-repository/" xlink:type="simple">http://vimcasts.org/episodes/fugitive-vim-exploring-the-history-of-a-git-repository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DemiLight" style:font-family-asian="'Noto Sans CJK JP DemiLight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22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3:21:40.110034987</meta:creation-date>
    <dc:date>2015-07-22T19:27:33.270035989</dc:date>
    <meta:editing-duration>P4DT2H21M25S</meta:editing-duration>
    <meta:editing-cycles>20</meta:editing-cycles>
    <meta:generator>LibreOffice/4.4.3.2$Linux_X86_64 LibreOffice_project/650f001681c2a967e7905a12d0b4dda77d6233a1</meta:generator>
    <meta:document-statistic meta:object-count="141"/>
  </office:meta>
</office:document-meta>
</file>